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min-row-height="3.5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2in" fo:keep-together="always"/>
    </style:style>
    <style:style style:name="Table6" style:family="table">
      <style:table-properties style:width="6.5in" table:align="margins" style:may-break-between-rows="false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min-row-height="3.5in" fo:keep-together="always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2in" fo:keep-together="always"/>
    </style:style>
    <style:style style:name="Table7" style:family="table">
      <style:table-properties style:width="6.5in" table:align="margins" style:may-break-between-rows="false"/>
    </style:style>
    <style:style style:name="Table7.A" style:family="table-column">
      <style:table-column-properties style:column-width="6.5in" style:rel-column-width="65535*"/>
    </style:style>
    <style:style style:name="Table7.1" style:family="table-row">
      <style:table-row-properties style:min-row-height="3.5in" fo:keep-together="always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2in" fo:keep-together="always"/>
    </style:style>
    <style:style style:name="Table8" style:family="table">
      <style:table-properties style:width="6.5in" table:align="margins" style:may-break-between-rows="false"/>
    </style:style>
    <style:style style:name="Table8.A" style:family="table-column">
      <style:table-column-properties style:column-width="6.5in" style:rel-column-width="65535*"/>
    </style:style>
    <style:style style:name="Table8.1" style:family="table-row">
      <style:table-row-properties style:min-row-height="3.5in" fo:keep-together="always"/>
    </style:style>
    <style:style style:name="Table8.A1" style:family="table-cell">
      <style:table-cell-properties fo:padding="0in" fo:border="none"/>
    </style:style>
    <style:style style:name="Table8.2" style:family="table-row">
      <style:table-row-properties style:min-row-height="2in" fo:keep-together="always"/>
    </style:style>
    <style:style style:name="Table2" style:family="table">
      <style:table-properties style:width="6.5in" table:align="margins" style:may-break-between-rows="false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1" style:family="table-row">
      <style:table-row-properties style:min-row-height="3.5in" fo:keep-together="always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2in" fo:keep-together="always"/>
    </style:style>
    <style:style style:name="Table3" style:family="table">
      <style:table-properties style:width="6.5in" table:align="margins" style:may-break-between-rows="false"/>
    </style:style>
    <style:style style:name="Table3.A" style:family="table-column">
      <style:table-column-properties style:column-width="3.25in" style:rel-column-width="32767*"/>
    </style:style>
    <style:style style:name="Table3.B" style:family="table-column">
      <style:table-column-properties style:column-width="3.25in" style:rel-column-width="32768*"/>
    </style:style>
    <style:style style:name="Table3.1" style:family="table-row">
      <style:table-row-properties style:min-row-height="3.5in" fo:keep-together="always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2in" fo:keep-together="always"/>
    </style:style>
    <style:style style:name="Table4" style:family="table">
      <style:table-properties style:width="6.5in" table:align="margins" style:may-break-between-rows="false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1" style:family="table-row">
      <style:table-row-properties style:min-row-height="3.5in" fo:keep-together="always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2in" fo:keep-together="always"/>
    </style:style>
    <style:style style:name="Table5" style:family="table">
      <style:table-properties style:width="6.5in" table:align="margins" style:may-break-between-rows="false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1" style:family="table-row">
      <style:table-row-properties style:min-row-height="3.5in" fo:keep-together="always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2in" fo:keep-together="always"/>
    </style:style>
    <style:style style:name="P1" style:family="paragraph" style:parent-style-name="Standard">
      <style:text-properties style:font-name="Liberation Serif" fo:font-size="12pt" officeooo:rsid="0018c72a" officeooo:paragraph-rsid="001f27c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8c72a" officeooo:paragraph-rsid="001af9b3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8c72a" officeooo:paragraph-rsid="002580f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8c72a" officeooo:paragraph-rsid="00276b3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8c72a" officeooo:paragraph-rsid="002a7b24" style:font-size-asian="12pt" style:font-size-complex="12pt"/>
    </style:style>
    <style:style style:name="P6" style:family="paragraph" style:parent-style-name="Standard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Liberation Serif" fo:font-size="12pt" fo:font-style="italic" officeooo:rsid="000d40c3" officeooo:paragraph-rsid="002580f9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Liberation Serif" fo:font-size="12pt" fo:font-style="italic" officeooo:rsid="000d40c3" officeooo:paragraph-rsid="002a7b24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Liberation Serif" fo:font-size="12pt" fo:font-style="italic" officeooo:rsid="000d40c3" officeooo:paragraph-rsid="00276b33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fo:font-size="12pt" fo:font-style="italic" officeooo:rsid="00160c07" officeooo:paragraph-rsid="001f27c8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Liberation Serif" fo:font-size="12pt" fo:font-style="italic" officeooo:rsid="00160c07" officeooo:paragraph-rsid="002a7b24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Liberation Serif" fo:font-size="12pt" fo:font-style="italic" officeooo:rsid="001134aa" officeooo:paragraph-rsid="001f27c8" style:font-size-asian="12pt" style:font-style-asian="italic" style:font-size-complex="12pt" style:font-style-complex="italic"/>
    </style:style>
    <style:style style:name="P14" style:family="paragraph" style:parent-style-name="Standard">
      <style:text-properties style:font-name="Liberation Serif" fo:font-size="12pt" fo:font-style="italic" officeooo:rsid="001134aa" officeooo:paragraph-rsid="00276b33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Liberation Serif" fo:font-size="12pt" fo:font-style="italic" fo:font-weight="normal" officeooo:rsid="000d40c3" officeooo:paragraph-rsid="001f27c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Liberation Serif" fo:font-size="12pt" fo:font-style="italic" fo:font-weight="normal" officeooo:rsid="000d40c3" officeooo:paragraph-rsid="002a7b24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26pt" fo:letter-spacing="0.0555in" fo:text-shadow="1pt 1pt" officeooo:rsid="00216b2a" officeooo:paragraph-rsid="002580f9" fo:background-color="transparent" style:font-size-asian="26pt" style:font-size-complex="26pt" loext:shadow="none"/>
    </style:style>
    <style:style style:name="P19" style:family="paragraph" style:parent-style-name="Standard">
      <style:text-properties fo:font-size="12pt" fo:font-weight="bold" officeooo:rsid="002ccebc" officeooo:paragraph-rsid="002ccebc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ccebc" officeooo:paragraph-rsid="002e4a6e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9pt" fo:font-weight="bold" officeooo:rsid="00027872" officeooo:paragraph-rsid="002c3daa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bold" officeooo:rsid="00027872" officeooo:paragraph-rsid="002e4a6e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fo:font-weight="normal" officeooo:rsid="00027872" officeooo:paragraph-rsid="002c3daa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027872" officeooo:paragraph-rsid="002e4a6e" style:font-size-asian="9pt" style:font-weight-asian="normal" style:font-size-complex="9pt" style:font-weight-complex="normal"/>
    </style:style>
    <style:style style:name="P25" style:family="paragraph" style:parent-style-name="Standard">
      <style:text-properties fo:font-size="9pt" officeooo:rsid="00027872" officeooo:paragraph-rsid="002c3daa" style:font-size-asian="9pt" style:font-size-complex="9pt"/>
    </style:style>
    <style:style style:name="P26" style:family="paragraph" style:parent-style-name="Standard">
      <style:text-properties fo:font-size="9pt" officeooo:rsid="00027872" officeooo:paragraph-rsid="002e4a6e" style:font-size-asian="9pt" style:font-size-complex="9pt"/>
    </style:style>
    <style:style style:name="P27" style:family="paragraph" style:parent-style-name="Standard">
      <style:text-properties fo:font-size="6pt" fo:font-weight="normal" officeooo:rsid="002c3daa" officeooo:paragraph-rsid="002c3daa" style:font-size-asian="5.25pt" style:font-weight-asian="normal" style:font-size-complex="6pt" style:font-weight-complex="normal"/>
    </style:style>
    <style:style style:name="P28" style:family="paragraph" style:parent-style-name="Standard">
      <style:text-properties fo:font-size="6pt" fo:font-weight="normal" officeooo:rsid="002c3daa" officeooo:paragraph-rsid="002e4a6e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f27c8" style:font-size-asian="12pt" style:font-size-complex="12pt"/>
    </style:style>
    <style:style style:name="P30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af9b3" style:font-size-asian="12pt" style:font-size-complex="12pt"/>
    </style:style>
    <style:style style:name="P31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2580f9" style:font-size-asian="12pt" style:font-size-complex="12pt"/>
    </style:style>
    <style:style style:name="P32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276b33" style:font-size-asian="12pt" style:font-size-complex="12pt"/>
    </style:style>
    <style:style style:name="P33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2a7b24" style:font-size-asian="12pt" style:font-size-complex="12pt"/>
    </style:style>
    <style:style style:name="P34" style:family="paragraph" style:parent-style-name="Table_20_Contents">
      <style:text-properties style:font-name="Liberation Serif" fo:font-size="12pt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paragraph-rsid="001f27c8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paragraph-rsid="002a7b2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paragraph-rsid="002e4a6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276b33" fo:background-color="transparent" style:font-size-asian="26pt" style:font-size-complex="26pt" loext:shadow="none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2a7b24" fo:background-color="transparent" style:font-size-asian="26pt" style:font-size-complex="26pt" loext:shadow="none"/>
    </style:style>
    <style:style style:name="P41" style:family="paragraph" style:parent-style-name="Standard" style:list-style-name="L1">
      <style:text-properties style:font-name="Liberation Serif" fo:font-size="12pt" fo:font-weight="bold" officeooo:rsid="000d40c3" officeooo:paragraph-rsid="001af9b3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style:font-name="Liberation Serif" fo:font-size="12pt" fo:font-weight="bold" officeooo:rsid="000d40c3" officeooo:paragraph-rsid="002580f9" style:font-size-asian="12pt" style:font-weight-asian="bold" style:font-size-complex="12pt" style:font-weight-complex="bold"/>
    </style:style>
    <style:style style:name="P43" style:family="paragraph" style:parent-style-name="Standard" style:list-style-name="L2"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text-properties style:font-name="Liberation Serif" fo:font-size="12pt" fo:font-weight="bold" officeooo:rsid="000d40c3" officeooo:paragraph-rsid="00276b33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style:font-name="Liberation Serif" fo:font-size="12pt" fo:font-weight="bold" officeooo:rsid="000d40c3" officeooo:paragraph-rsid="002a7b24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text-properties style:font-name="Liberation Serif" fo:font-size="12pt" fo:font-weight="bold" officeooo:rsid="000d40c3" officeooo:paragraph-rsid="002a7b24" style:font-size-asian="12pt" style:font-weight-asian="bold" style:font-size-complex="12pt" style:font-weight-complex="bold"/>
    </style:style>
    <style:style style:name="P48" style:family="paragraph" style:parent-style-name="Standard" style:list-style-name="L2">
      <style:text-properties style:font-name="Liberation Serif" fo:font-size="12pt" fo:font-weight="bold" officeooo:rsid="0025aa97" officeooo:paragraph-rsid="0025aa97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style:font-name="Liberation Serif" fo:font-size="12pt" fo:font-weight="bold" officeooo:rsid="0025aa97" officeooo:paragraph-rsid="00276b33" style:font-size-asian="12pt" style:font-weight-asian="bold" style:font-size-complex="12pt" style:font-weight-complex="bold"/>
    </style:style>
    <style:style style:name="P50" style:family="paragraph" style:parent-style-name="Standard" style:list-style-name="L3">
      <style:text-properties style:font-name="Liberation Serif" fo:font-size="12pt" fo:font-weight="bold" officeooo:rsid="001134aa" officeooo:paragraph-rsid="001f27c8" style:font-size-asian="12pt" style:font-weight-asian="bold" style:font-size-complex="12pt" style:font-weight-complex="bold"/>
    </style:style>
    <style:style style:name="P51" style:family="paragraph" style:parent-style-name="Standard" style:list-style-name="L4">
      <style:text-properties style:font-name="Liberation Serif" fo:font-size="12pt" fo:font-weight="bold" officeooo:rsid="001134aa" officeooo:paragraph-rsid="00276b33" style:font-size-asian="12pt" style:font-weight-asian="bold" style:font-size-complex="12pt" style:font-weight-complex="bold"/>
    </style:style>
    <style:style style:name="P52" style:family="paragraph" style:parent-style-name="Standard" style:list-style-name="L1">
      <style:text-properties style:font-name="Liberation Serif" fo:font-size="12pt" officeooo:rsid="000d40c3" officeooo:paragraph-rsid="001af9b3" style:font-size-asian="12pt" style:font-size-complex="12pt"/>
    </style:style>
    <style:style style:name="P53" style:family="paragraph" style:parent-style-name="Standard" style:list-style-name="L1">
      <style:text-properties style:font-name="Liberation Serif" fo:font-size="12pt" officeooo:rsid="000d40c3" officeooo:paragraph-rsid="002580f9" style:font-size-asian="12pt" style:font-size-complex="12pt"/>
    </style:style>
    <style:style style:name="P54" style:family="paragraph" style:parent-style-name="Standard" style:list-style-name="L2">
      <style:text-properties style:font-name="Liberation Serif" fo:font-size="12pt" officeooo:rsid="000d40c3" officeooo:paragraph-rsid="001f27c8" style:font-size-asian="12pt" style:font-size-complex="12pt"/>
    </style:style>
    <style:style style:name="P55" style:family="paragraph" style:parent-style-name="Standard" style:list-style-name="L2">
      <style:text-properties style:font-name="Liberation Serif" fo:font-size="12pt" officeooo:rsid="000d40c3" officeooo:paragraph-rsid="002a7b24" style:font-size-asian="12pt" style:font-size-complex="12pt"/>
    </style:style>
    <style:style style:name="P56" style:family="paragraph" style:parent-style-name="Standard" style:list-style-name="L1">
      <style:text-properties style:font-name="Liberation Serif" fo:font-size="12pt" officeooo:rsid="001522c2" officeooo:paragraph-rsid="001af9b3" style:font-size-asian="12pt" style:font-size-complex="12pt"/>
    </style:style>
    <style:style style:name="P57" style:family="paragraph" style:parent-style-name="Standard" style:list-style-name="L3">
      <style:text-properties style:font-name="Liberation Serif" fo:font-size="12pt" officeooo:rsid="001134aa" officeooo:paragraph-rsid="001f27c8" style:font-size-asian="12pt" style:font-size-complex="12pt"/>
    </style:style>
    <style:style style:name="P58" style:family="paragraph" style:parent-style-name="Standard" style:list-style-name="L4">
      <style:text-properties style:font-name="Liberation Serif" fo:font-size="12pt" officeooo:rsid="001134aa" officeooo:paragraph-rsid="00276b33" style:font-size-asian="12pt" style:font-size-complex="12pt"/>
    </style:style>
    <style:style style:name="P59" style:family="paragraph" style:parent-style-name="Standard" style:list-style-name="L1"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60" style:family="paragraph" style:parent-style-name="Standard" style:list-style-name="L1">
      <style:text-properties style:font-name="Liberation Serif" fo:font-size="12pt" fo:font-style="italic" officeooo:rsid="000d40c3" officeooo:paragraph-rsid="002580f9" style:font-size-asian="12pt" style:font-style-asian="italic" style:font-size-complex="12pt" style:font-style-complex="italic"/>
    </style:style>
    <style:style style:name="P61" style:family="paragraph" style:parent-style-name="Standard" style:list-style-name="L2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62" style:family="paragraph" style:parent-style-name="Standard" style:list-style-name="L2">
      <style:text-properties style:font-name="Liberation Serif" fo:font-size="12pt" fo:font-style="italic" officeooo:rsid="000d40c3" officeooo:paragraph-rsid="00276b33" style:font-size-asian="12pt" style:font-style-asian="italic" style:font-size-complex="12pt" style:font-style-complex="italic"/>
    </style:style>
    <style:style style:name="P63" style:family="paragraph" style:parent-style-name="Standard" style:list-style-name="L2">
      <style:text-properties style:font-name="Liberation Serif" fo:font-size="12pt" fo:font-style="italic" officeooo:rsid="000d40c3" officeooo:paragraph-rsid="002a7b24" style:font-size-asian="12pt" style:font-style-asian="italic" style:font-size-complex="12pt" style:font-style-complex="italic"/>
    </style:style>
    <style:style style:name="P64" style:family="paragraph" style:parent-style-name="Standard" style:list-style-name="L5">
      <style:text-properties style:font-name="Liberation Serif" fo:font-size="12pt" fo:font-style="italic" officeooo:rsid="000d40c3" officeooo:paragraph-rsid="00289f5b" style:font-size-asian="12pt" style:font-style-asian="italic" style:font-size-complex="12pt" style:font-style-complex="italic"/>
    </style:style>
    <style:style style:name="P65" style:family="paragraph" style:parent-style-name="Standard" style:list-style-name="L5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66" style:family="paragraph" style:parent-style-name="Standard" style:list-style-name="L5">
      <style:text-properties style:font-name="Liberation Serif" fo:font-size="12pt" fo:font-style="italic" officeooo:rsid="000d40c3" officeooo:paragraph-rsid="0029ac59" style:font-size-asian="12pt" style:font-style-asian="italic" style:font-size-complex="12pt" style:font-style-complex="italic"/>
    </style:style>
    <style:style style:name="P67" style:family="paragraph" style:parent-style-name="Standard" style:list-style-name="L5">
      <style:text-properties style:font-name="Liberation Serif" fo:font-size="12pt" fo:font-style="italic" officeooo:rsid="000d40c3" officeooo:paragraph-rsid="002a7b24" style:font-size-asian="12pt" style:font-style-asian="italic" style:font-size-complex="12pt" style:font-style-complex="italic"/>
    </style:style>
    <style:style style:name="P68" style:family="paragraph" style:parent-style-name="Standard" style:list-style-name="L5">
      <style:text-properties style:font-name="Liberation Serif" fo:font-size="12pt" fo:font-style="italic" officeooo:rsid="000d40c3" officeooo:paragraph-rsid="0035838a" style:font-size-asian="12pt" style:font-style-asian="italic" style:font-size-complex="12pt" style:font-style-complex="italic"/>
    </style:style>
    <style:style style:name="P69" style:family="paragraph" style:parent-style-name="Standard" style:list-style-name="L5">
      <style:text-properties style:font-name="Liberation Serif" fo:font-size="12pt" fo:font-style="italic" officeooo:rsid="00160c07" officeooo:paragraph-rsid="001f27c8" style:font-size-asian="12pt" style:font-style-asian="italic" style:font-size-complex="12pt" style:font-style-complex="italic"/>
    </style:style>
    <style:style style:name="P70" style:family="paragraph" style:parent-style-name="Standard" style:list-style-name="L5">
      <style:text-properties style:font-name="Liberation Serif" fo:font-size="12pt" fo:font-style="italic" officeooo:rsid="00160c07" officeooo:paragraph-rsid="002a7b24" style:font-size-asian="12pt" style:font-style-asian="italic" style:font-size-complex="12pt" style:font-style-complex="italic"/>
    </style:style>
    <style:style style:name="P71" style:family="paragraph" style:parent-style-name="Standard" style:list-style-name="L2">
      <style:text-properties style:font-name="Liberation Serif" fo:font-size="12pt" fo:font-style="italic" fo:font-weight="normal" officeooo:rsid="0025aa97" officeooo:paragraph-rsid="0025aa97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 style:list-style-name="L2">
      <style:text-properties style:font-name="Liberation Serif" fo:font-size="12pt" fo:font-style="italic" fo:font-weight="normal" officeooo:rsid="0025aa97" officeooo:paragraph-rsid="00276b33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list-style-name="L2">
      <style:text-properties style:font-name="Liberation Serif" fo:font-size="12pt" fo:font-style="italic" fo:font-weight="normal" officeooo:rsid="000d40c3" officeooo:paragraph-rsid="001f27c8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2">
      <style:text-properties style:font-name="Liberation Serif" fo:font-size="12pt" fo:font-style="italic" fo:font-weight="normal" officeooo:rsid="000d40c3" officeooo:paragraph-rsid="002a7b24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style:font-name="Liberation Serif" fo:font-size="9pt" fo:font-style="normal" fo:font-weight="bold" officeooo:rsid="00027872" officeooo:paragraph-rsid="002c3daa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style:text-properties style:font-name="Liberation Serif" fo:font-size="9pt" fo:font-style="normal" fo:font-weight="bold" officeooo:rsid="00027872" officeooo:paragraph-rsid="002e4a6e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9pt" fo:font-style="normal" fo:font-weight="normal" officeooo:rsid="00027872" officeooo:paragraph-rsid="002c3daa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9pt" fo:font-style="normal" fo:font-weight="normal" officeooo:rsid="00027872" officeooo:paragraph-rsid="002e4a6e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9pt" fo:font-style="normal" fo:font-weight="normal" officeooo:rsid="00027872" officeooo:paragraph-rsid="00337b54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9pt" fo:font-style="normal" fo:font-weight="normal" officeooo:rsid="00027872" officeooo:paragraph-rsid="0033d351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style:text-properties style:font-name="Liberation Serif" fo:font-size="9pt" fo:font-style="normal" fo:font-weight="normal" officeooo:rsid="00027872" officeooo:paragraph-rsid="002c3daa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text-properties style:font-name="Liberation Serif" fo:font-size="9pt" fo:font-style="normal" fo:font-weight="normal" officeooo:rsid="00027872" officeooo:paragraph-rsid="002e4a6e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 style:list-style-name="L6">
      <style:text-properties fo:font-size="9pt" fo:font-weight="normal" officeooo:rsid="002c3daa" officeooo:paragraph-rsid="002c3daa" style:font-size-asian="9pt" style:font-weight-asian="normal" style:font-size-complex="9pt" style:font-weight-complex="normal"/>
    </style:style>
    <style:style style:name="P84" style:family="paragraph" style:parent-style-name="Standard" style:list-style-name="L6">
      <style:text-properties fo:font-size="9pt" fo:font-weight="normal" officeooo:rsid="002c3daa" officeooo:paragraph-rsid="00337b54" style:font-size-asian="9pt" style:font-weight-asian="normal" style:font-size-complex="9pt" style:font-weight-complex="normal"/>
    </style:style>
    <style:style style:name="P85" style:family="paragraph" style:parent-style-name="Standard" style:list-style-name="L6">
      <style:text-properties fo:font-size="9pt" fo:font-weight="normal" officeooo:rsid="002e4a6e" officeooo:paragraph-rsid="002e4a6e" style:font-size-asian="9pt" style:font-weight-asian="normal" style:font-size-complex="9pt" style:font-weight-complex="normal"/>
    </style:style>
    <style:style style:name="P86" style:family="paragraph" style:parent-style-name="Standard" style:list-style-name="L6">
      <style:text-properties fo:font-size="9pt" fo:font-weight="normal" officeooo:rsid="002e4a6e" officeooo:paragraph-rsid="003184ef" style:font-size-asian="9pt" style:font-weight-asian="normal" style:font-size-complex="9pt" style:font-weight-complex="normal"/>
    </style:style>
    <style:style style:name="P87" style:family="paragraph" style:parent-style-name="Standard" style:list-style-name="L6">
      <style:text-properties fo:font-size="9pt" fo:font-weight="normal" officeooo:rsid="002e4a6e" officeooo:paragraph-rsid="00329349" style:font-size-asian="9pt" style:font-weight-asian="normal" style:font-size-complex="9pt" style:font-weight-complex="normal"/>
    </style:style>
    <style:style style:name="P88" style:family="paragraph" style:parent-style-name="Standard" style:list-style-name="L6">
      <style:text-properties fo:font-size="9pt" fo:font-weight="normal" officeooo:rsid="002e4a6e" officeooo:paragraph-rsid="00337b54" style:font-size-asian="9pt" style:font-weight-asian="normal" style:font-size-complex="9pt" style:font-weight-complex="normal"/>
    </style:style>
    <style:style style:name="P89" style:family="paragraph" style:parent-style-name="Standard" style:list-style-name="L6">
      <style:text-properties fo:font-size="9pt" fo:font-weight="normal" officeooo:rsid="002e4a6e" officeooo:paragraph-rsid="0033d351" style:font-size-asian="9pt" style:font-weight-asian="normal" style:font-size-complex="9pt" style:font-weight-complex="normal"/>
    </style:style>
    <style:style style:name="P90" style:family="paragraph" style:parent-style-name="Standard" style:list-style-name="L6">
      <style:text-properties fo:font-size="9pt" fo:font-weight="normal" officeooo:rsid="002e4a6e" officeooo:paragraph-rsid="0034ea50" style:font-size-asian="9pt" style:font-weight-asian="normal" style:font-size-complex="9pt" style:font-weight-complex="normal"/>
    </style:style>
    <style:style style:name="P91" style:family="paragraph" style:parent-style-name="Standard" style:list-style-name="L6">
      <style:text-properties fo:font-size="9pt" fo:font-weight="normal" officeooo:rsid="002e4a6e" officeooo:paragraph-rsid="00373d63" style:font-size-asian="9pt" style:font-weight-asian="normal" style:font-size-complex="9pt" style:font-weight-complex="normal"/>
    </style:style>
    <style:style style:name="P92" style:family="paragraph" style:parent-style-name="Standard" style:list-style-name="L6">
      <style:text-properties fo:font-size="9pt" fo:font-weight="normal" officeooo:rsid="00329349" officeooo:paragraph-rsid="00329349" style:font-size-asian="9pt" style:font-weight-asian="normal" style:font-size-complex="9pt" style:font-weight-complex="normal"/>
    </style:style>
    <style:style style:name="P93" style:family="paragraph" style:parent-style-name="Standard" style:list-style-name="L6">
      <style:text-properties fo:font-size="9pt" fo:font-weight="normal" officeooo:rsid="00329349" officeooo:paragraph-rsid="0033d351" style:font-size-asian="9pt" style:font-weight-asian="normal" style:font-size-complex="9pt" style:font-weight-complex="normal"/>
    </style:style>
    <style:style style:name="P94" style:family="paragraph" style:parent-style-name="Standard">
      <style:text-properties fo:font-size="9pt" fo:font-weight="normal" officeooo:rsid="00027872" officeooo:paragraph-rsid="002c3daa" style:font-size-asian="9pt" style:font-weight-asian="normal" style:font-size-complex="9pt" style:font-weight-complex="normal"/>
    </style:style>
    <style:style style:name="P95" style:family="paragraph" style:parent-style-name="Standard">
      <style:text-properties fo:font-size="9pt" fo:font-weight="normal" officeooo:rsid="00027872" officeooo:paragraph-rsid="002e4a6e" style:font-size-asian="9pt" style:font-weight-asian="normal" style:font-size-complex="9pt" style:font-weight-complex="normal"/>
    </style:style>
    <style:style style:name="P96" style:family="paragraph" style:parent-style-name="Standard">
      <style:text-properties fo:font-size="9pt" fo:font-weight="normal" officeooo:rsid="00027872" officeooo:paragraph-rsid="00337b54" style:font-size-asian="9pt" style:font-weight-asian="normal" style:font-size-complex="9pt" style:font-weight-complex="normal"/>
    </style:style>
    <style:style style:name="P97" style:family="paragraph" style:parent-style-name="Standard">
      <style:text-properties fo:font-size="9pt" fo:font-weight="normal" officeooo:rsid="00027872" officeooo:paragraph-rsid="0033d351" style:font-size-asian="9pt" style:font-weight-asian="normal" style:font-size-complex="9pt" style:font-weight-complex="normal"/>
    </style:style>
    <style:style style:name="P98" style:family="paragraph" style:parent-style-name="Standard">
      <style:text-properties fo:font-size="9pt" fo:font-weight="bold" officeooo:rsid="00027872" officeooo:paragraph-rsid="002c3daa" style:font-size-asian="9pt" style:font-weight-asian="bold" style:font-size-complex="9pt" style:font-weight-complex="bold"/>
    </style:style>
    <style:style style:name="P99" style:family="paragraph" style:parent-style-name="Standard">
      <style:text-properties fo:font-size="9pt" fo:font-weight="bold" officeooo:rsid="00027872" officeooo:paragraph-rsid="002e4a6e" style:font-size-asian="9pt" style:font-weight-asian="bold" style:font-size-complex="9pt" style:font-weight-complex="bold"/>
    </style:style>
    <style:style style:name="P100" style:family="paragraph" style:parent-style-name="Standard">
      <style:text-properties fo:font-size="9pt" fo:font-weight="bold" officeooo:rsid="00027872" officeooo:paragraph-rsid="00337b54" style:font-size-asian="9pt" style:font-weight-asian="bold" style:font-size-complex="9pt" style:font-weight-complex="bold"/>
    </style:style>
    <style:style style:name="P101" style:family="paragraph" style:parent-style-name="Standard">
      <style:text-properties fo:font-size="9pt" fo:font-weight="bold" officeooo:rsid="00027872" officeooo:paragraph-rsid="0033d351" style:font-size-asian="9pt" style:font-weight-asian="bold" style:font-size-complex="9pt" style:font-weight-complex="bold"/>
    </style:style>
    <style:style style:name="P102" style:family="paragraph" style:parent-style-name="Standard">
      <style:text-properties fo:font-size="9pt" officeooo:rsid="00027872" officeooo:paragraph-rsid="002c3daa" style:font-size-asian="9pt" style:font-size-complex="9pt"/>
    </style:style>
    <style:style style:name="P103" style:family="paragraph" style:parent-style-name="Standard">
      <style:text-properties fo:font-size="9pt" officeooo:rsid="00027872" officeooo:paragraph-rsid="002e4a6e" style:font-size-asian="9pt" style:font-size-complex="9pt"/>
    </style:style>
    <style:style style:name="P104" style:family="paragraph" style:parent-style-name="Standard">
      <style:text-properties fo:font-size="9pt" officeooo:rsid="00027872" officeooo:paragraph-rsid="00337b54" style:font-size-asian="9pt" style:font-size-complex="9pt"/>
    </style:style>
    <style:style style:name="P105" style:family="paragraph" style:parent-style-name="Standard">
      <style:text-properties fo:font-size="9pt" officeooo:rsid="00027872" officeooo:paragraph-rsid="0033d351" style:font-size-asian="9pt" style:font-size-complex="9pt"/>
    </style:style>
    <style:style style:name="P106" style:family="paragraph" style:parent-style-name="Standard">
      <style:text-properties fo:font-size="9pt" officeooo:rsid="00027872" officeooo:paragraph-rsid="0037ee1b" style:font-size-asian="9pt" style:font-size-complex="9pt"/>
    </style:style>
    <style:style style:name="P107" style:family="paragraph" style:parent-style-name="Standard">
      <style:text-properties fo:font-size="14pt" fo:font-weight="normal" officeooo:rsid="00027872" officeooo:paragraph-rsid="002c3daa" style:font-size-asian="12.25pt" style:font-weight-asian="normal" style:font-size-complex="14pt" style:font-weight-complex="normal"/>
    </style:style>
    <style:style style:name="P108" style:family="paragraph" style:parent-style-name="Standard">
      <style:text-properties fo:font-size="14pt" fo:font-weight="normal" officeooo:rsid="00027872" officeooo:paragraph-rsid="002e4a6e" style:font-size-asian="12.25pt" style:font-weight-asian="normal" style:font-size-complex="14pt" style:font-weight-complex="normal"/>
    </style:style>
    <style:style style:name="P109" style:family="paragraph" style:parent-style-name="Standard">
      <style:text-properties fo:font-size="14pt" fo:font-weight="normal" officeooo:rsid="00027872" officeooo:paragraph-rsid="00337b54" style:font-size-asian="12.25pt" style:font-weight-asian="normal" style:font-size-complex="14pt" style:font-weight-complex="normal"/>
    </style:style>
    <style:style style:name="P110" style:family="paragraph" style:parent-style-name="Standard">
      <style:text-properties fo:font-size="14pt" fo:font-weight="normal" officeooo:rsid="00027872" officeooo:paragraph-rsid="0033d351" style:font-size-asian="12.25pt" style:font-weight-asian="normal" style:font-size-complex="14pt" style:font-weight-complex="normal"/>
    </style:style>
    <style:style style:name="P111" style:family="paragraph" style:parent-style-name="Standard">
      <style:text-properties fo:font-size="12pt" fo:font-weight="bold" officeooo:rsid="002c3daa" officeooo:paragraph-rsid="002c3daa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size="12pt" fo:font-weight="bold" officeooo:rsid="002c3daa" officeooo:paragraph-rsid="002e4a6e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size="12pt" fo:font-weight="bold" officeooo:rsid="002c3daa" officeooo:paragraph-rsid="00337b54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2c3daa" officeooo:paragraph-rsid="0033d351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2ccebc" officeooo:paragraph-rsid="002ccebc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2ccebc" officeooo:paragraph-rsid="002e4a6e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rsid="002ccebc" officeooo:paragraph-rsid="00337b54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2ccebc" officeooo:paragraph-rsid="0033d351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6pt" fo:font-weight="normal" officeooo:rsid="002c3daa" officeooo:paragraph-rsid="002c3daa" style:font-size-asian="5.25pt" style:font-weight-asian="normal" style:font-size-complex="6pt" style:font-weight-complex="normal"/>
    </style:style>
    <style:style style:name="P120" style:family="paragraph" style:parent-style-name="Standard">
      <style:text-properties fo:font-size="6pt" fo:font-weight="normal" officeooo:rsid="002c3daa" officeooo:paragraph-rsid="002e4a6e" style:font-size-asian="5.25pt" style:font-weight-asian="normal" style:font-size-complex="6pt" style:font-weight-complex="normal"/>
    </style:style>
    <style:style style:name="P121" style:family="paragraph" style:parent-style-name="Standard">
      <style:text-properties fo:font-size="6pt" fo:font-weight="normal" officeooo:rsid="002c3daa" officeooo:paragraph-rsid="00337b54" style:font-size-asian="5.25pt" style:font-weight-asian="normal" style:font-size-complex="6pt" style:font-weight-complex="normal"/>
    </style:style>
    <style:style style:name="P122" style:family="paragraph" style:parent-style-name="Standard">
      <style:text-properties fo:font-size="6pt" fo:font-weight="normal" officeooo:rsid="002c3daa" officeooo:paragraph-rsid="0033d351" style:font-size-asian="5.25pt" style:font-weight-asian="normal" style:font-size-complex="6pt" style:font-weight-complex="normal"/>
    </style:style>
    <style:style style:name="P123" style:family="paragraph" style:parent-style-name="Standard">
      <style:text-properties officeooo:paragraph-rsid="00337b54"/>
    </style:style>
    <style:style style:name="P124" style:family="paragraph" style:parent-style-name="Standard">
      <style:text-properties officeooo:paragraph-rsid="0033d351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paragraph-rsid="002a7b24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paragraph-rsid="002e4a6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22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2c2" style:font-style-asian="italic" style:font-style-complex="italic"/>
    </style:style>
    <style:style style:name="T4" style:family="text">
      <style:text-properties fo:font-style="italic" officeooo:rsid="00160c07" style:font-style-asian="italic" style:font-style-complex="italic"/>
    </style:style>
    <style:style style:name="T5" style:family="text">
      <style:text-properties fo:font-style="italic" officeooo:rsid="00165995" style:font-style-asian="italic" style:font-style-complex="italic"/>
    </style:style>
    <style:style style:name="T6" style:family="text">
      <style:text-properties fo:font-style="italic" officeooo:rsid="001801cb" style:font-style-asian="italic" style:font-style-complex="italic"/>
    </style:style>
    <style:style style:name="T7" style:family="text">
      <style:text-properties fo:font-style="italic" officeooo:rsid="00275f6d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60c0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75f6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6b33" style:font-style-asian="italic" style:font-weight-asian="normal" style:font-style-complex="italic" style:font-weight-complex="normal"/>
    </style:style>
    <style:style style:name="T12" style:family="text">
      <style:text-properties officeooo:rsid="00160c07"/>
    </style:style>
    <style:style style:name="T13" style:family="text">
      <style:text-properties officeooo:rsid="00165995"/>
    </style:style>
    <style:style style:name="T14" style:family="text">
      <style:text-properties officeooo:rsid="0017ca94"/>
    </style:style>
    <style:style style:name="T15" style:family="text">
      <style:text-properties officeooo:rsid="001801cb"/>
    </style:style>
    <style:style style:name="T16" style:family="text">
      <style:text-properties officeooo:rsid="00275f6d"/>
    </style:style>
    <style:style style:name="T17" style:family="text">
      <style:text-properties officeooo:rsid="0027e8bb"/>
    </style:style>
    <style:style style:name="T18" style:family="text">
      <style:text-properties officeooo:rsid="00289f5b"/>
    </style:style>
    <style:style style:name="T19" style:family="text">
      <style:text-properties officeooo:rsid="002c3daa"/>
    </style:style>
    <style:style style:name="T20" style:family="text">
      <style:text-properties officeooo:rsid="002ccebc"/>
    </style:style>
    <style:style style:name="T21" style:family="text">
      <style:text-properties officeooo:rsid="002e4a6e"/>
    </style:style>
    <style:style style:name="T22" style:family="text">
      <style:text-properties officeooo:rsid="003184ef"/>
    </style:style>
    <style:style style:name="T23" style:family="text">
      <style:text-properties officeooo:rsid="00329349"/>
    </style:style>
    <style:style style:name="T24" style:family="text">
      <style:text-properties officeooo:rsid="0032bfe8"/>
    </style:style>
    <style:style style:name="T25" style:family="text">
      <style:text-properties officeooo:rsid="0034b603"/>
    </style:style>
    <style:style style:name="T26" style:family="text">
      <style:text-properties officeooo:rsid="0035838a"/>
    </style:style>
    <style:style style:name="T27" style:family="text">
      <style:text-properties officeooo:rsid="0037327a"/>
    </style:style>
    <style:style style:name="T28" style:family="text">
      <style:text-properties officeooo:rsid="00373d63"/>
    </style:style>
    <style:style style:name="T29" style:family="text">
      <style:text-properties officeooo:rsid="0037ee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MANAGER</text:p>
            <text:p text:style-name="P30"/>
            <text:p text:style-name="P2"/>
            <text:list xml:id="list1484718163278565843" text:style-name="L1">
              <text:list-item>
                <text:p text:style-name="P41"><text:span text:style-name="T1">Helps the team get started quickly and </text:span>remain focused.</text:p>
                <text:list>
                  <text:list-item>
                    <text:p text:style-name="P59">“I think we have everything; are we ready to begin?”</text:p>
                  </text:list-item>
                  <text:list-item>
                    <text:p text:style-name="P59">“<text:span text:style-name="T13">We're getting off topic; could we talk about that later?”</text:span></text:p>
                  </text:list-item>
                </text:list>
              </text:list-item>
            </text:list>
            <text:p text:style-name="P7"/>
            <text:list xml:id="list205006945842159" text:continue-numbering="true" text:style-name="L1">
              <text:list-item>
                <text:p text:style-name="P41">Takes care of time management; <text:span text:style-name="T12">k</text:span>eep<text:span text:style-name="T12">s</text:span> an eye on the clock.</text:p>
                <text:list>
                  <text:list-item>
                    <text:p text:style-name="P59">“I think we need to focus on _____ so we complete this section on time.”</text:p>
                  </text:list-item>
                  <text:list-item>
                    <text:p text:style-name="P52"><text:span text:style-name="T2">“</text:span><text:span text:style-name="T5">Let's skip this question for now until we can ask the instructor for help.”</text:span></text:p>
                  </text:list-item>
                  <text:list-item>
                    <text:p text:style-name="P59">“We have _____ minutes before we need to discuss. Let’s get this done.”</text:p>
                  </text:list-item>
                </text:list>
              </text:list-item>
            </text:list>
            <text:p text:style-name="P7"/>
            <text:list xml:id="list205008012916830" text:continue-numbering="true" text:style-name="L1">
              <text:list-item>
                <text:p text:style-name="P41">Make<text:span text:style-name="T1">s</text:span> sure <text:span text:style-name="T12">that </text:span>all voices in the team are heard <text:span text:style-name="T15">and respected</text:span>.</text:p>
                <text:list>
                  <text:list-item>
                    <text:p text:style-name="P52">“<text:span text:style-name="T3">(Name), </text:span><text:span text:style-name="T5">would you be willing to read </text:span><text:span text:style-name="T6">question</text:span><text:span text:style-name="T5"> </text:span><text:span text:style-name="T6">_____ </text:span><text:span text:style-name="T5">out loud?”</text:span></text:p>
                  </text:list-item>
                  <text:list-item>
                    <text:p text:style-name="P56"><text:span text:style-name="T2">“(Name), what do you think about </text:span><text:span text:style-name="T5">our </text:span><text:span text:style-name="T6">team's </text:span><text:span text:style-name="T4">answer to </text:span><text:span text:style-name="T2">_____?”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8">MANAGER</text:p>
            <text:p text:style-name="P31"/>
            <text:p text:style-name="P3"/>
            <text:list xml:id="list205006941645379" text:continue-numbering="true" text:style-name="L1">
              <text:list-item>
                <text:p text:style-name="P42"><text:span text:style-name="T1">Helps the team get started quickly and </text:span>remain focused.</text:p>
                <text:list>
                  <text:list-item>
                    <text:p text:style-name="P60">“I think we have everything; are we ready to begin?”</text:p>
                  </text:list-item>
                  <text:list-item>
                    <text:p text:style-name="P60">“<text:span text:style-name="T13">We're getting off topic; could we talk about that later?”</text:span></text:p>
                  </text:list-item>
                </text:list>
              </text:list-item>
            </text:list>
            <text:p text:style-name="P8"/>
            <text:list xml:id="list205007106666137" text:continue-numbering="true" text:style-name="L1">
              <text:list-item>
                <text:p text:style-name="P42">Takes care of time management; <text:span text:style-name="T12">k</text:span>eep<text:span text:style-name="T12">s</text:span> an eye on the clock.</text:p>
                <text:list>
                  <text:list-item>
                    <text:p text:style-name="P60">“I think we need to focus on _____ so we complete this section on time.”</text:p>
                  </text:list-item>
                  <text:list-item>
                    <text:p text:style-name="P53"><text:span text:style-name="T2">“</text:span><text:span text:style-name="T5">Let's skip this question for now until we can ask the instructor for help.”</text:span></text:p>
                  </text:list-item>
                  <text:list-item>
                    <text:p text:style-name="P60">“We have _____ minutes before we need to discuss. Let’s get this done.”</text:p>
                  </text:list-item>
                </text:list>
              </text:list-item>
            </text:list>
            <text:p text:style-name="P8"/>
            <text:list xml:id="list205006900570837" text:continue-numbering="true" text:style-name="L1">
              <text:list-item>
                <text:p text:style-name="P42">Make<text:span text:style-name="T1">s</text:span> sure <text:span text:style-name="T12">that </text:span>all voices in the team are heard <text:span text:style-name="T15">and respected</text:span>.</text:p>
                <text:list>
                  <text:list-item>
                    <text:p text:style-name="P53">“<text:span text:style-name="T3">(Name), </text:span><text:span text:style-name="T5">would you be willing to read </text:span><text:span text:style-name="T6">question</text:span><text:span text:style-name="T5"> </text:span><text:span text:style-name="T6">_____ </text:span><text:span text:style-name="T5">out loud?”</text:span></text:p>
                  </text:list-item>
                  <text:list-item>
                    <text:p text:style-name="P53"><text:span text:style-name="T3">“(Name), what do you think about </text:span><text:span text:style-name="T5">our </text:span><text:span text:style-name="T6">team's </text:span><text:span text:style-name="T4">answer to </text:span><text:span text:style-name="T3">_____?”</text:span></text:p>
                  </text:list-item>
                </text:list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1">Quality Indicators for Manager</text:p>
            <text:p text:style-name="P27"/>
            <text:list xml:id="list815490056234131886" text:style-name="L6">
              <text:list-item>
                <text:p text:style-name="P83">The team begins promptly and stays on task most of the time.</text:p>
              </text:list-item>
              <text:list-item>
                <text:p text:style-name="P83">The team progresses through the activity in a timely fashion.</text:p>
              </text:list-item>
              <text:list-item>
                <text:p text:style-name="P83">All team members are participating <text:span text:style-name="T20">and follow their assigned roles</text:span>.</text:p>
              </text:list-item>
            </text:list>
            <text:p text:style-name="P107"/>
            <text:p text:style-name="P19"><text:span text:style-name="T21">POGIL </text:span>Process Skill <text:span text:style-name="T21">Definitions</text:span></text:p>
            <text:p text:style-name="P23"/>
            <text:p text:style-name="P21"><text:span text:style-name="T19">C</text:span>ommunication</text:p>
            <text:p text:style-name="P104">Exchanging information and understanding through speaking, listening, and non-verbal behaviors. Conveying information</text:p>
            <text:p text:style-name="P104">and understanding to other team members. Contributing to</text:p>
            <text:p text:style-name="P104">team discussion, rephrasing concepts in own words, and using appropriate terminology.</text:p>
            <text:p text:style-name="P25"/>
            <text:p text:style-name="P21">Teamwork</text:p>
            <text:p text:style-name="P25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2.A1" office:value-type="string">
            <text:p text:style-name="P21">Problem Solving</text:p>
            <text:p text:style-name="P25">Identifying, planning, and executing a strategy that goes beyond routine action to find a solution to a situation or question.</text:p>
            <text:p text:style-name="P25"/>
            <text:p text:style-name="P21">Critical Thinking</text:p>
            <text:p text:style-name="P25">Analyzing, evaluating, or synthesizing relevant information to form an argument or reach a conclusion supported with evidence.</text:p>
            <text:p text:style-name="P25"/>
            <text:p text:style-name="P21">Management</text:p>
            <text:p text:style-name="P25">Planning, organizing, directing, and coordinating one’s own and others’ efforts to accomplish a goal.</text:p>
            <text:p text:style-name="P25"/>
            <text:p text:style-name="P21">Information Processing</text:p>
            <text:p text:style-name="P25">Evaluating, interpreting, manipulating, <text:span text:style-name="T29">and/</text:span>or transforming information.</text:p>
            <text:p text:style-name="P25"/>
            <text:p text:style-name="P21">Assessment</text:p>
            <text:p text:style-name="P25">Gathering information and reflecting on experiences to improve subsequent learning and performance.</text:p>
            <text:p text:style-name="P25"/>
            <text:p text:style-name="P21">Metacognition</text:p>
            <text:p text:style-name="P77">Thinking/reflecting about one’s thinking and how one learns, and being aware of one’s knowledge.</text:p>
          </table:table-cell>
        </table:table-row>
        <table:table-row table:style-name="Table2.2">
          <table:table-cell table:style-name="Table2.A1" table:number-columns-spanned="2" office:value-type="string">
            <text:p text:style-name="P36"/>
          </table:table-cell>
          <table:covered-table-cell/>
        </table:table-row>
        <table:table-row table:style-name="Table2.1">
          <table:table-cell table:style-name="Table2.A1" office:value-type="string">
            <text:p text:style-name="P111">Quality Indicators for Manager</text:p>
            <text:p text:style-name="P27"/>
            <text:list xml:id="list205006770042127" text:continue-numbering="true" text:style-name="L6">
              <text:list-item>
                <text:p text:style-name="P83">The team begins promptly and stays on task most of the time.</text:p>
              </text:list-item>
              <text:list-item>
                <text:p text:style-name="P83">The team progresses through the activity in a timely fashion.</text:p>
              </text:list-item>
              <text:list-item>
                <text:p text:style-name="P83">All team members are participating <text:span text:style-name="T20">and follow their assigned roles</text:span>.</text:p>
              </text:list-item>
            </text:list>
            <text:p text:style-name="P107"/>
            <text:p text:style-name="P19"><text:span text:style-name="T21">POGIL </text:span>Process Skill <text:span text:style-name="T21">Definitions</text:span></text:p>
            <text:p text:style-name="P23"/>
            <text:p text:style-name="P21"><text:span text:style-name="T19">C</text:span>ommunication</text:p>
            <text:p text:style-name="P104">Exchanging information and understanding through speaking, listening, and non-verbal behaviors. Conveying information</text:p>
            <text:p text:style-name="P104">and understanding to other team members. Contributing to</text:p>
            <text:p text:style-name="P104">team discussion, rephrasing concepts in own words, and using appropriate terminology.</text:p>
            <text:p text:style-name="P25"/>
            <text:p text:style-name="P21">Teamwork</text:p>
            <text:p text:style-name="P25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2.A1" office:value-type="string">
            <text:p text:style-name="P21">Problem Solving</text:p>
            <text:p text:style-name="P25">Identifying, planning, and executing a strategy that goes beyond routine action to find a solution to a situation or question.</text:p>
            <text:p text:style-name="P25"/>
            <text:p text:style-name="P21">Critical Thinking</text:p>
            <text:p text:style-name="P25">Analyzing, evaluating, or synthesizing relevant information to form an argument or reach a conclusion supported with evidence.</text:p>
            <text:p text:style-name="P25"/>
            <text:p text:style-name="P21">Management</text:p>
            <text:p text:style-name="P25">Planning, organizing, directing, and coordinating one’s own and others’ efforts to accomplish a goal.</text:p>
            <text:p text:style-name="P25"/>
            <text:p text:style-name="P21">Information Processing</text:p>
            <text:p text:style-name="P106">Evaluating, interpreting, manipulating, <text:span text:style-name="T29">and/</text:span>or transforming information.</text:p>
            <text:p text:style-name="P25"/>
            <text:p text:style-name="P21">Assessment</text:p>
            <text:p text:style-name="P25">Gathering information and reflecting on experiences to improve subsequent learning and performance.</text:p>
            <text:p text:style-name="P25"/>
            <text:p text:style-name="P21">Metacognition</text:p>
            <text:p text:style-name="P77">Thinking/reflecting about one’s thinking and how one learns, and being aware of one’s knowledge.</text:p>
          </table:table-cell>
        </table:table-row>
      </table:table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8">RECORDER</text:p>
            <text:p text:style-name="P29"/>
            <text:p text:style-name="P1"/>
            <text:list xml:id="list3142035453535040349" text:style-name="L2">
              <text:list-item>
                <text:p text:style-name="P48">Records the important aspects of group discussions, insights, etc.</text:p>
                <text:list>
                  <text:list-item>
                    <text:p text:style-name="P71">“This seems like an important conclusion to write down.”</text:p>
                  </text:list-item>
                  <text:list-item>
                    <text:p text:style-name="P71">“Let’s stop for a minute so I can get this into our report.”</text:p>
                  </text:list-item>
                </text:list>
              </text:list-item>
            </text:list>
            <text:p text:style-name="P13"/>
            <text:list xml:id="list205008186034319" text:continue-numbering="true" text:style-name="L2">
              <text:list-item>
                <text:p text:style-name="P43">Guides consensus building <text:span text:style-name="T12">process</text:span>; <text:span text:style-name="T12">helps </text:span>team agree on responses.</text:p>
                <text:list>
                  <text:list-item>
                    <text:p text:style-name="P61">“Would you all agree that _____ is a good answer for number _____?”</text:p>
                  </text:list-item>
                  <text:list-item>
                    <text:p text:style-name="P61">“Is <text:span text:style-name="T16">our </text:span>answer completely supported by <text:span text:style-name="T12">the </text:span>explanation <text:span text:style-name="T16">we gave</text:span>?”</text:p>
                  </text:list-item>
                  <text:list-item>
                    <text:p text:style-name="P61">“Would that response make sense to someone from another team?”</text:p>
                  </text:list-item>
                </text:list>
              </text:list-item>
            </text:list>
            <text:p text:style-name="P6"/>
            <text:list xml:id="list5545816664629872853" text:style-name="L3">
              <text:list-item>
                <text:p text:style-name="P50">Ensures that accurate revisions happen after class discussions.</text:p>
                <text:list>
                  <text:list-item>
                    <text:p text:style-name="P57"><text:span text:style-name="T2">“</text:span><text:span text:style-name="T4">Lets go back and revise what we wrote down for </text:span><text:span text:style-name="T7">question</text:span><text:span text:style-name="T4"> _____.”</text:span></text:p>
                  </text:list-item>
                  <text:list-item>
                    <text:p text:style-name="P57"><text:span text:style-name="T8">“</text:span><text:span text:style-name="T10">What did other teams say that we should include in </text:span><text:span text:style-name="T11">our </text:span><text:span text:style-name="T10">report?</text:span><text:span text:style-name="T9">”</text:span></text:p>
                  </text:list-item>
                </text:list>
              </text:list-item>
            </text:list>
          </table:table-cell>
        </table:table-row>
        <table:table-row table:style-name="Table6.2">
          <table:table-cell table:style-name="Table6.A1" office:value-type="string">
            <text:p text:style-name="P35"/>
          </table:table-cell>
        </table:table-row>
        <table:table-row table:style-name="Table6.1">
          <table:table-cell table:style-name="Table6.A1" office:value-type="string">
            <text:p text:style-name="P39">RECORDER</text:p>
            <text:p text:style-name="P32"/>
            <text:p text:style-name="P4"/>
            <text:list xml:id="list205008745140469" text:continue-list="list205008186034319" text:style-name="L2">
              <text:list-item>
                <text:p text:style-name="P49">Records the important aspects of group discussions, insights, etc.</text:p>
                <text:list>
                  <text:list-item>
                    <text:p text:style-name="P72">“This seems like an important conclusion to write down.”</text:p>
                  </text:list-item>
                  <text:list-item>
                    <text:p text:style-name="P72">“Let’s stop for a minute so I can get this into our report.”</text:p>
                  </text:list-item>
                </text:list>
              </text:list-item>
            </text:list>
            <text:p text:style-name="P14"/>
            <text:list xml:id="list205007172372708" text:continue-numbering="true" text:style-name="L2">
              <text:list-item>
                <text:p text:style-name="P44">Guides consensus building <text:span text:style-name="T12">process</text:span>; <text:span text:style-name="T12">helps </text:span>team agree on responses.</text:p>
                <text:list>
                  <text:list-item>
                    <text:p text:style-name="P62">“Would you all agree that _____ is a good answer for number _____?”</text:p>
                  </text:list-item>
                  <text:list-item>
                    <text:p text:style-name="P62">“Is <text:span text:style-name="T16">our </text:span>answer completely supported by <text:span text:style-name="T12">the </text:span>explanation <text:span text:style-name="T16">we gave</text:span>?”</text:p>
                  </text:list-item>
                  <text:list-item>
                    <text:p text:style-name="P62">“Would that response make sense to someone from another team?”</text:p>
                  </text:list-item>
                </text:list>
              </text:list-item>
            </text:list>
            <text:p text:style-name="P10"/>
            <text:list xml:id="list8518587792291468473" text:style-name="L4">
              <text:list-item>
                <text:p text:style-name="P51">Ensures that accurate revisions happen after class discussions.</text:p>
                <text:list>
                  <text:list-item>
                    <text:p text:style-name="P58"><text:span text:style-name="T2">“</text:span><text:span text:style-name="T4">Lets go back and revise what we wrote down for </text:span><text:span text:style-name="T7">question</text:span><text:span text:style-name="T4"> _____.”</text:span></text:p>
                  </text:list-item>
                  <text:list-item>
                    <text:p text:style-name="P58"><text:span text:style-name="T9">“</text:span><text:span text:style-name="T10">What did other teams say that we should include in </text:span><text:span text:style-name="T11">our </text:span><text:span text:style-name="T10">report?</text:span><text:span text:style-name="T9">”</text:span></text:p>
                  </text:list-item>
                </text:list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12">Quality Indicators for <text:span text:style-name="T21">Recorder</text:span></text:p>
            <text:p text:style-name="P28"/>
            <text:list xml:id="list205008193067505" text:continue-list="list205006770042127" text:style-name="L6">
              <text:list-item>
                <text:p text:style-name="P90"><text:span text:style-name="T25">Report includes team’s comments and insights from during the activity.</text:span></text:p>
              </text:list-item>
              <text:list-item>
                <text:p text:style-name="P86"><text:span text:style-name="T22">The team reaches consensus and answers important questions thoroughly</text:span>.</text:p>
              </text:list-item>
              <text:list-item>
                <text:p text:style-name="P86"><text:span text:style-name="T22">Submission</text:span> accurately demonstrate<text:span text:style-name="T22">s</text:span> the team's <text:span text:style-name="T22">final</text:span> understanding.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4">Exchanging information and understanding through speaking, listening, and non-verbal behaviors. Conveying information</text:p>
            <text:p text:style-name="P104">and understanding to other team members. Contributing to</text:p>
            <text:p text:style-name="P104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3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  <table:table-row table:style-name="Table3.2">
          <table:table-cell table:style-name="Table3.A1" table:number-columns-spanned="2" office:value-type="string">
            <text:p text:style-name="P37"/>
          </table:table-cell>
          <table:covered-table-cell/>
        </table:table-row>
        <table:table-row table:style-name="Table3.1">
          <table:table-cell table:style-name="Table3.A1" office:value-type="string">
            <text:p text:style-name="P112">Quality Indicators for <text:span text:style-name="T21">Recorder</text:span></text:p>
            <text:p text:style-name="P28"/>
            <text:list xml:id="list205007527407200" text:continue-numbering="true" text:style-name="L6">
              <text:list-item>
                <text:p text:style-name="P86"><text:span text:style-name="T25">Report includes team’s comments and insights from during the activity.</text:span></text:p>
              </text:list-item>
              <text:list-item>
                <text:p text:style-name="P86"><text:span text:style-name="T22">The team reaches consensus and answers important questions thoroughly</text:span>.</text:p>
              </text:list-item>
              <text:list-item>
                <text:p text:style-name="P86"><text:span text:style-name="T22">Submission</text:span> accurately demonstrate<text:span text:style-name="T22">s</text:span> the team's <text:span text:style-name="T22">final</text:span> understanding.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4">Exchanging information and understanding through speaking, listening, and non-verbal behaviors. Conveying information</text:p>
            <text:p text:style-name="P104">and understanding to other team members. Contributing to</text:p>
            <text:p text:style-name="P104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3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</table:table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8">PRESENTER</text:p>
            <text:p text:style-name="P29"/>
            <text:p text:style-name="P1"/>
            <text:list xml:id="list8892872470917437577" text:style-name="L5">
              <text:list-item>
                <text:p text:style-name="P46">Communicates questions and clarifications <text:span text:style-name="T17">with</text:span> the instructor <text:span text:style-name="T1">and </text:span>other teams.</text:p>
                <text:list>
                  <text:list-item>
                    <text:p text:style-name="P64">“Our team is confused about how _____ relates to _____.”</text:p>
                  </text:list-item>
                  <text:list-item>
                    <text:p text:style-name="P65">“<text:span text:style-name="T18">Would you explain what question _____ means by _____?”</text:span></text:p>
                  </text:list-item>
                </text:list>
              </text:list-item>
            </text:list>
            <text:p text:style-name="P6"/>
            <text:list xml:id="list205008546546579" text:continue-numbering="true" text:style-name="L5">
              <text:list-item>
                <text:p text:style-name="P46">Ensures <text:span text:style-name="T1">that </text:span>all team members <text:span text:style-name="T1">reach consensus</text:span> before asking outside sources.</text:p>
                <text:list>
                  <text:list-item>
                    <text:p text:style-name="P65">“Does anyone in our team know the answer <text:span text:style-name="T26">for</text:span> _____?”</text:p>
                  </text:list-item>
                  <text:list-item>
                    <text:p text:style-name="P65">“Before we ask the instructor, could someone clarify _____?”</text:p>
                  </text:list-item>
                  <text:list-item>
                    <text:p text:style-name="P69">“Does everyone agree that we need to find out _____?”</text:p>
                  </text:list-item>
                </text:list>
              </text:list-item>
            </text:list>
            <text:p text:style-name="P11"/>
            <text:list xml:id="list205007330678129" text:continue-numbering="true" text:style-name="L5">
              <text:list-item>
                <text:p text:style-name="P46">Presents conclusions of the team to the class, <text:span text:style-name="T17">when requested by the instructor</text:span>.</text:p>
                <text:list>
                  <text:list-item>
                    <text:p text:style-name="P66">“<text:span text:style-name="T18">How should I explain this idea when asked to report out?”</text:span></text:p>
                  </text:list-item>
                  <text:list-item>
                    <text:p text:style-name="P64">“Our team <text:span text:style-name="T1">found </text:span>the answer to number _____ <text:span text:style-name="T1">by</text:span> _____.”</text:p>
                  </text:list-item>
                </text:list>
              </text:list-item>
            </text:list>
          </table:table-cell>
        </table:table-row>
        <table:table-row table:style-name="Table7.2">
          <table:table-cell table:style-name="Table7.A1" office:value-type="string">
            <text:p text:style-name="P35"/>
          </table:table-cell>
        </table:table-row>
        <table:table-row table:style-name="Table7.1">
          <table:table-cell table:style-name="Table7.A1" office:value-type="string">
            <text:p text:style-name="P40">PRESENTER</text:p>
            <text:p text:style-name="P33"/>
            <text:p text:style-name="P5"/>
            <text:list xml:id="list205008707094672" text:continue-numbering="true" text:style-name="L5">
              <text:list-item>
                <text:p text:style-name="P47">Communicates questions and clarifications <text:span text:style-name="T17">with</text:span> the instructor <text:span text:style-name="T1">and </text:span>other teams.</text:p>
                <text:list>
                  <text:list-item>
                    <text:p text:style-name="P67">“Our team is confused about how _____ relates to _____.”</text:p>
                  </text:list-item>
                  <text:list-item>
                    <text:p text:style-name="P67">“<text:span text:style-name="T18">Would you explain what question _____ means by _____?”</text:span></text:p>
                  </text:list-item>
                </text:list>
              </text:list-item>
            </text:list>
            <text:p text:style-name="P9"/>
            <text:list xml:id="list205008052122748" text:continue-numbering="true" text:style-name="L5">
              <text:list-item>
                <text:p text:style-name="P47">Ensures <text:span text:style-name="T1">that </text:span>all team members <text:span text:style-name="T1">reach consensus</text:span> before asking outside sources.</text:p>
                <text:list>
                  <text:list-item>
                    <text:p text:style-name="P68">“Does anyone in our team know the answer <text:span text:style-name="T26">for</text:span> _____?”</text:p>
                  </text:list-item>
                  <text:list-item>
                    <text:p text:style-name="P67">“Before we ask the instructor, could someone clarify _____?”</text:p>
                  </text:list-item>
                  <text:list-item>
                    <text:p text:style-name="P70">“Does everyone agree that we need to find out _____?”</text:p>
                  </text:list-item>
                </text:list>
              </text:list-item>
            </text:list>
            <text:p text:style-name="P12"/>
            <text:list xml:id="list205007010192708" text:continue-numbering="true" text:style-name="L5">
              <text:list-item>
                <text:p text:style-name="P47">Presents conclusions of the team to the class, <text:span text:style-name="T17">when requested by the instructor</text:span>.</text:p>
                <text:list>
                  <text:list-item>
                    <text:p text:style-name="P67">“<text:span text:style-name="T18">How should I explain this idea when asked to report out?”</text:span></text:p>
                  </text:list-item>
                  <text:list-item>
                    <text:p text:style-name="P67">“Our team <text:span text:style-name="T1">found </text:span>the answer to number _____ <text:span text:style-name="T1">by</text:span> _____.”</text:p>
                  </text:list-item>
                </text:list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12">Quality Indicators for <text:span text:style-name="T21">Presenter</text:span></text:p>
            <text:p text:style-name="P28"/>
            <text:list xml:id="list205007515715094" text:continue-list="list205007527407200" text:style-name="L6">
              <text:list-item>
                <text:p text:style-name="P86">All team members feel <text:span text:style-name="T24">satisfied </text:span>their <text:span text:style-name="T23">questions</text:span> have been <text:span text:style-name="T23">answered</text:span>.</text:p>
              </text:list-item>
              <text:list-item>
                <text:p text:style-name="P92">Seeks team’<text:span text:style-name="T24">s</text:span> input before consulting the instructor or other teams.</text:p>
              </text:list-item>
              <text:list-item>
                <text:p text:style-name="P85"><text:span text:style-name="T24">Articulates the t</text:span>eam's questions and <text:span text:style-name="T23">answers</text:span> <text:span text:style-name="T23">well </text:span>to the class.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5">Exchanging information and understanding through speaking, listening, and non-verbal behaviors. Conveying information</text:p>
            <text:p text:style-name="P105">and understanding to other team members. Contributing to</text:p>
            <text:p text:style-name="P105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4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  <table:table-row table:style-name="Table4.2">
          <table:table-cell table:style-name="Table4.A1" table:number-columns-spanned="2" office:value-type="string">
            <text:p text:style-name="P37"/>
          </table:table-cell>
          <table:covered-table-cell/>
        </table:table-row>
        <table:table-row table:style-name="Table4.1">
          <table:table-cell table:style-name="Table4.A1" office:value-type="string">
            <text:p text:style-name="P112">Quality Indicators for <text:span text:style-name="T21">Presenter</text:span></text:p>
            <text:p text:style-name="P28"/>
            <text:list xml:id="list205007648721099" text:continue-numbering="true" text:style-name="L6">
              <text:list-item>
                <text:p text:style-name="P86">All team members feel <text:span text:style-name="T24">satisfied </text:span>their <text:span text:style-name="T23">questions</text:span> have been <text:span text:style-name="T23">answered</text:span>.</text:p>
              </text:list-item>
              <text:list-item>
                <text:p text:style-name="P92">Seeks team’<text:span text:style-name="T24">s</text:span> input before consulting the instructor or other teams.</text:p>
              </text:list-item>
              <text:list-item>
                <text:p text:style-name="P85"><text:span text:style-name="T24">Articulates the t</text:span>eam's questions and <text:span text:style-name="T23">answers</text:span> <text:span text:style-name="T23">well </text:span>to the class.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5">Exchanging information and understanding through speaking, listening, and non-verbal behaviors. Conveying information</text:p>
            <text:p text:style-name="P105">and understanding to other team members. Contributing to</text:p>
            <text:p text:style-name="P105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4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</table:table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8">REFLECTOR</text:p>
            <text:p text:style-name="P29"/>
            <text:p text:style-name="P1"/>
            <text:list xml:id="list205006702997122" text:continue-list="list205007172372708" text:style-name="L2">
              <text:list-item>
                <text:p text:style-name="P43">Observes team dynamics and behavior with respect to the learning process.</text:p>
                <text:list>
                  <text:list-item>
                    <text:p text:style-name="P54"><text:span text:style-name="T2">“</text:span><text:span text:style-name="T6">I think what (name) said earlier is important; would you repeat that?”</text:span></text:p>
                  </text:list-item>
                  <text:list-item>
                    <text:p text:style-name="P54"><text:span text:style-name="T2">“Let’s wait for (name) to </text:span><text:span text:style-name="T6">finish writing that down </text:span><text:span text:style-name="T2">before we move on.”</text:span></text:p>
                  </text:list-item>
                </text:list>
              </text:list-item>
            </text:list>
            <text:p text:style-name="P6"/>
            <text:list xml:id="list205008524996153" text:continue-numbering="true" text:style-name="L2">
              <text:list-item>
                <text:p text:style-name="P43">Reports to the team periodically during the activity on how the team performs.</text:p>
                <text:list>
                  <text:list-item>
                    <text:p text:style-name="P61">“<text:span text:style-name="T14">We're doing really well right now by including all team members</text:span>.”</text:p>
                  </text:list-item>
                  <text:list-item>
                    <text:p text:style-name="P61">“<text:span text:style-name="T14">I have </text:span>a suggestion on how we could be more productive <text:span text:style-name="T14">as a team</text:span>.”</text:p>
                  </text:list-item>
                  <text:list-item>
                    <text:p text:style-name="P73">“<text:span text:style-name="T15">What process skills are we doing well? What do we need to improve?”</text:span></text:p>
                  </text:list-item>
                </text:list>
              </text:list-item>
            </text:list>
            <text:p text:style-name="P15"/>
            <text:list xml:id="list205006968747896" text:continue-numbering="true" text:style-name="L2">
              <text:list-item>
                <text:p text:style-name="P43">Be ready to report to the entire class about how well the team is operating.</text:p>
                <text:list>
                  <text:list-item>
                    <text:p text:style-name="P73">“<text:span text:style-name="T13">Overall, how effective would you say that our team was today?”</text:span></text:p>
                  </text:list-item>
                  <text:list-item>
                    <text:p text:style-name="P73">“<text:span text:style-name="T12">We found that when _____ happens, it works better if we _____.”</text:span></text:p>
                  </text:list-item>
                </text:list>
              </text:list-item>
            </text:list>
          </table:table-cell>
        </table:table-row>
        <table:table-row table:style-name="Table8.2">
          <table:table-cell table:style-name="Table8.A1" office:value-type="string">
            <text:p text:style-name="P35"/>
          </table:table-cell>
        </table:table-row>
        <table:table-row table:style-name="Table8.1">
          <table:table-cell table:style-name="Table8.A1" office:value-type="string">
            <text:p text:style-name="P40">REFLECTOR</text:p>
            <text:p text:style-name="P33"/>
            <text:p text:style-name="P5"/>
            <text:list xml:id="list205007620022284" text:continue-numbering="true" text:style-name="L2">
              <text:list-item>
                <text:p text:style-name="P45">Observes team dynamics and behavior with respect to the learning process.</text:p>
                <text:list>
                  <text:list-item>
                    <text:p text:style-name="P55"><text:span text:style-name="T2">“</text:span><text:span text:style-name="T6">I think what (name) said earlier is important; would you repeat that?”</text:span></text:p>
                  </text:list-item>
                  <text:list-item>
                    <text:p text:style-name="P55"><text:span text:style-name="T2">“Let’s wait for (name) to </text:span><text:span text:style-name="T6">finish writing that down </text:span><text:span text:style-name="T2">before we move on.”</text:span></text:p>
                  </text:list-item>
                </text:list>
              </text:list-item>
            </text:list>
            <text:p text:style-name="P9"/>
            <text:list xml:id="list205007972076892" text:continue-numbering="true" text:style-name="L2">
              <text:list-item>
                <text:p text:style-name="P45">Reports to the team periodically during the activity on how the team performs.</text:p>
                <text:list>
                  <text:list-item>
                    <text:p text:style-name="P63">“<text:span text:style-name="T14">We're doing really well right now by including all team members</text:span>.”</text:p>
                  </text:list-item>
                  <text:list-item>
                    <text:p text:style-name="P63">“<text:span text:style-name="T14">I have </text:span>a suggestion on how we could be more productive <text:span text:style-name="T14">as a team</text:span>.”</text:p>
                  </text:list-item>
                  <text:list-item>
                    <text:p text:style-name="P74">“<text:span text:style-name="T15">What process skills are we doing well? What do we need to improve?”</text:span></text:p>
                  </text:list-item>
                </text:list>
              </text:list-item>
            </text:list>
            <text:p text:style-name="P16"/>
            <text:list xml:id="list205008281149481" text:continue-numbering="true" text:style-name="L2">
              <text:list-item>
                <text:p text:style-name="P45">Be ready to report to the entire class about how well the team is operating.</text:p>
                <text:list>
                  <text:list-item>
                    <text:p text:style-name="P74">“<text:span text:style-name="T13">Overall, how effective would you say that our team was today?”</text:span></text:p>
                  </text:list-item>
                  <text:list-item>
                    <text:p text:style-name="P74">“<text:span text:style-name="T12">We found that when _____ happens, it works better if we _____.”</text:span></text:p>
                  </text:list-item>
                </text:list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12">Quality Indicators for <text:span text:style-name="T21">Reflector</text:span></text:p>
            <text:p text:style-name="P28"/>
            <text:list xml:id="list205006879612267" text:continue-list="list205007648721099" text:style-name="L6">
              <text:list-item>
                <text:p text:style-name="P87"><text:span text:style-name="T23">Looks for</text:span> multiple process skills (not just teamwork, communicatio<text:span text:style-name="T23">n</text:span>).</text:p>
              </text:list-item>
              <text:list-item>
                <text:p text:style-name="P85"><text:span text:style-name="T28">Gives positive and constructive</text:span> feedback <text:span text:style-name="T28">on </text:span>how the team is working.</text:p>
              </text:list-item>
              <text:list-item>
                <text:p text:style-name="P85">Comments on team performance both during and at the end <text:span text:style-name="T28">of class.</text:span>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5">Exchanging information and understanding through speaking, listening, and non-verbal behaviors. Conveying information</text:p>
            <text:p text:style-name="P105">and understanding to other team members. Contributing to</text:p>
            <text:p text:style-name="P105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5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  <table:table-row table:style-name="Table5.2">
          <table:table-cell table:style-name="Table5.A1" table:number-columns-spanned="2" office:value-type="string">
            <text:p text:style-name="P37"/>
          </table:table-cell>
          <table:covered-table-cell/>
        </table:table-row>
        <table:table-row table:style-name="Table5.1">
          <table:table-cell table:style-name="Table5.A1" office:value-type="string">
            <text:p text:style-name="P112">Quality Indicators for <text:span text:style-name="T21">Reflector</text:span></text:p>
            <text:p text:style-name="P28"/>
            <text:list xml:id="list205008082948800" text:continue-numbering="true" text:style-name="L6">
              <text:list-item>
                <text:p text:style-name="P87"><text:span text:style-name="T23">Looks for</text:span> multiple process skills (not just teamwork, communicatio<text:span text:style-name="T23">n</text:span>).</text:p>
              </text:list-item>
              <text:list-item>
                <text:p text:style-name="P91"><text:span text:style-name="T28">Gives positive and constructive</text:span> feedback <text:span text:style-name="T28">on </text:span>how the team is working.</text:p>
              </text:list-item>
              <text:list-item>
                <text:p text:style-name="P85">Comments on team performance both during the activity and at the end.</text:p>
              </text:list-item>
            </text:list>
            <text:p text:style-name="P108"/>
            <text:p text:style-name="P20"><text:span text:style-name="T21">POGIL </text:span>Process Skill <text:span text:style-name="T21">Definitions</text:span></text:p>
            <text:p text:style-name="P24"/>
            <text:p text:style-name="P22"><text:span text:style-name="T19">C</text:span>ommunication</text:p>
            <text:p text:style-name="P105">Exchanging information and understanding through speaking, listening, and non-verbal behaviors. Conveying information</text:p>
            <text:p text:style-name="P105">and understanding to other team members. Contributing to</text:p>
            <text:p text:style-name="P105">team discussion, rephrasing concepts in own words, and using appropriate terminology.</text:p>
            <text:p text:style-name="P26"/>
            <text:p text:style-name="P22">Teamwork</text:p>
            <text:p text:style-name="P26">Interacting with others and building on each other’s individual strengths and skills. Working toward a common goal, building consensus, compromising/cooperating, and sharing ideas. Respecting everyone’s opinions.</text:p>
          </table:table-cell>
          <table:table-cell table:style-name="Table5.A1" office:value-type="string">
            <text:p text:style-name="P22">Problem Solving</text:p>
            <text:p text:style-name="P26">Identifying, planning, and executing a strategy that goes beyond routine action to find a solution to a situation or question.</text:p>
            <text:p text:style-name="P26"/>
            <text:p text:style-name="P22">Critical Thinking</text:p>
            <text:p text:style-name="P26">Analyzing, evaluating, or synthesizing relevant information to form an argument or reach a conclusion supported with evidence.</text:p>
            <text:p text:style-name="P26"/>
            <text:p text:style-name="P22">Management</text:p>
            <text:p text:style-name="P26">Planning, organizing, directing, and coordinating one’s own and others’ efforts to accomplish a goal.</text:p>
            <text:p text:style-name="P26"/>
            <text:p text:style-name="P22">Information Processing</text:p>
            <text:p text:style-name="P106">Evaluating, interpreting, manipulating, <text:span text:style-name="T29">and/</text:span>or transforming information.</text:p>
            <text:p text:style-name="P26"/>
            <text:p text:style-name="P22">Assessment</text:p>
            <text:p text:style-name="P26">Gathering information and reflecting on experiences to improve subsequent learning and performance.</text:p>
            <text:p text:style-name="P26"/>
            <text:p text:style-name="P22">Metacognition</text:p>
            <text:p text:style-name="P78">Thinking/reflecting about one’s thinking and how one learns, and being aware of one’s knowledge.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8-25T05:43:47.287815955</meta:creation-date>
    <dc:date>2017-06-15T20:50:06.580951425</dc:date>
    <meta:editing-duration>PT3H19M21S</meta:editing-duration>
    <meta:editing-cycles>31</meta:editing-cycles>
    <meta:generator>LibreOffice/5.1.6.2$Linux_X86_64 LibreOffice_project/10m0$Build-2</meta:generator>
    <dc:creator>Chris Mayfield</dc:creator>
    <meta:document-statistic meta:table-count="8" meta:image-count="0" meta:object-count="0" meta:page-count="9" meta:paragraph-count="272" meta:word-count="2522" meta:character-count="16992" meta:non-whitespace-character-count="14846"/>
  </office:meta>
</office:document-meta>
</file>